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0.59pt"/>
    </style:style>
    <style:style style:name="co2" style:family="table-column">
      <style:table-column-properties fo:break-before="auto" style:column-width="47.45pt"/>
    </style:style>
    <style:style style:name="co3" style:family="table-column">
      <style:table-column-properties fo:break-before="auto" style:column-width="92.86pt"/>
    </style:style>
    <style:style style:name="co4" style:family="table-column">
      <style:table-column-properties fo:break-before="auto" style:column-width="428.6pt"/>
    </style:style>
    <style:style style:name="co5" style:family="table-column">
      <style:table-column-properties fo:break-before="auto" style:column-width="257.9pt"/>
    </style:style>
    <style:style style:name="co6" style:family="table-column">
      <style:table-column-properties fo:break-before="auto" style:column-width="122.26pt"/>
    </style:style>
    <style:style style:name="co7" style:family="table-column">
      <style:table-column-properties fo:break-before="auto" style:column-width="306.34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ta1" style:family="table" style:master-page-name="PageStyle_5f_Template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bold" style:font-size-asian="11pt" style:font-style-asian="italic" style:font-weight-asian="bold" style:font-name-complex="Calibri" style:font-size-complex="11pt" style:font-style-complex="italic" style:font-weight-complex="bold"/>
    </style:style>
    <style:style style:name="ce2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fo:background-color="#bfbfbf" style:rotation-align="none"/>
    </style:style>
    <style:style style:name="ce5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</style:style>
    <style:style style:name="ce6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" style:family="table-cell" style:parent-style-name="Default" style:data-style-name="N1">
      <style:table-cell-properties fo:background-color="transparent" style:rotation-align="none"/>
    </style:style>
    <style:style style:name="ce8" style:family="table-cell" style:parent-style-name="Excel_20_Built-in_20_Percent" style:data-style-name="N126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" style:family="table-cell" style:parent-style-name="Default" style:data-style-name="N125">
      <style:table-cell-properties fo:background-color="transparent" style:rotation-align="none"/>
    </style:style>
    <style:style style:name="ce10" style:family="table-cell" style:parent-style-name="Default" style:data-style-name="N1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Default" style:data-style-name="N126">
      <style:table-cell-properties fo:background-color="#bfbfbf" style:rotation-align="non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" style:family="table-cell" style:parent-style-name="Excel_20_Built-in_20_Percent" style:data-style-name="N126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70c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" style:family="table-cell" style:parent-style-name="Excel_20_Built-in_20_Percent" style:data-style-name="N11">
      <style:table-cell-properties fo:background-color="#bfbfb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6" style:family="table-cell" style:parent-style-name="Default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7" style:family="table-cell" style:parent-style-name="Default" style:data-style-name="N10">
      <style:table-cell-properties fo:background-color="#bfbfbf" style:rotation-align="non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8" style:family="table-cell" style:parent-style-name="Excel_20_Built-in_20_Percent">
      <style:table-cell-properties fo:background-color="#bfbfbf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  <style:style style:name="ce19" style:family="table-cell" style:parent-style-name="Default">
      <style:table-cell-properties fo:background-color="#bfbfb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7030a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0" style:family="table-cell" style:parent-style-name="Default">
      <style:table-cell-properties fo:background-color="#bfbfbf" style:rotation-align="none"/>
      <style:text-properties fo:color="#ff0000" style:text-outline="false" style:text-line-through-style="none" style:text-line-through-type="none" style:font-name="Calibri" fo:font-size="11pt" fo:font-style="italic" fo:text-shadow="none" style:text-underline-style="none" fo:font-weight="normal" style:font-size-asian="11pt" style:font-style-asian="italic" style:font-weight-asian="normal" style:font-name-complex="Calibri" style:font-size-complex="11pt" style:font-style-complex="italic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emplat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Note: only enter data in the white cells, not the grey cells!</text:p>
          </table:table-cell>
          <table:table-cell table:number-columns-repeated="1023"/>
        </table:table-row>
        <table:table-row table:style-name="ro1">
          <table:table-cell/>
          <table:table-cell table:style-name="ce1" office:value-type="string" calcext:value-type="string">
            <text:p>All blue- or violet-colored values are calculated by the spreadsheet.</text:p>
          </table:table-cell>
          <table:table-cell table:number-columns-repeated="1022"/>
        </table:table-row>
        <table:table-row table:style-name="ro1">
          <table:table-cell/>
          <table:table-cell table:style-name="ce1" office:value-type="string" calcext:value-type="string">
            <text:p>Any that read "#DIV/0" are lacking data to calculate the value.</text:p>
          </table:table-cell>
          <table:table-cell table:number-columns-repeated="1022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style-name="ce2" office:value-type="string" calcext:value-type="string">
            <text:p>INST100 -- D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0 -- Digital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Mastery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1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1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2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2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Question #3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#3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ject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Troubleshooting Penalty = </text:p>
          </table:table-cell>
          <table:table-cell table:style-name="ce7" office:value-type="float" office:value="0" calcext:value-type="float">
            <text:p>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3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];[.B12];[.B15];[.B18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10];[.K12];[.K15];[.K18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3];[.B16];[.B19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13];[.K16];[.K19])" office:value-type="percentage" office:value="1.01666666666667" calcext:value-type="percentage">
            <text:p>101.7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21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ject =</text:p>
          </table:table-cell>
          <table:table-cell table:style-name="ce11" table:formula="of:=AVERAGE([.K21])" office:value-type="percentage" office:value="1" calcext:value-type="percentage">
            <text:p>100.0%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31] * [.B23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b Troubleshooting deduction =</text:p>
          </table:table-cell>
          <table:table-cell table:style-name="ce11" table:formula="of:=[.L31] * [.K23]" office:value-type="percentage" office:value="-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32] * [.B24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32] * [.K24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33] * IF([.B25]&gt;1;[.B25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33] * IF([.K25]&gt;1;[.K25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34] * ([.B26]-[.D26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34] * ([.K26]-[.M26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28] * [.B28]) + ([.C29] * [.B29]) + ([.C30] * [.B30]) + [.B31] + [.B32] + [.B33] + [.B34] + [.B35])" office:value-type="string" office:string-value="" calcext:value-type="error">
            <text:p>#DIV/0!</text:p>
          </table:table-cell>
          <table:table-cell table:style-name="ce19" table:formula="of:=IF([.B36]&gt;=95%;&quot;A&quot;;IF([.B36]&gt;=90%;&quot;A-&quot;;IF([.B36]&gt;=86%;&quot;B+&quot;;IF([.B36]&gt;=83%;&quot;B&quot;;IF([.B36]&gt;=80%;&quot;B-&quot;;IF([.B36]&gt;=76%;&quot;C+&quot;;IF([.B36]&gt;=73%;&quot;C&quot;;IF([.B36]&gt;=70%;&quot;C-&quot;;IF([.B36]&gt;=66%;&quot;D+&quot;;IF([.B36]&gt;=63%;&quot;D&quot;;IF([.B36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28] * [.K28]) + ([.L29] * [.K29]) + ([.L30] * [.K30]) + [.K31] + [.K32] + [.K33] + [.K34] + [.K35])" office:value-type="percentage" office:value="0.985" calcext:value-type="percentage">
            <text:p>98.50%</text:p>
          </table:table-cell>
          <table:table-cell table:style-name="ce19" table:formula="of:=IF([.K36]&gt;=95%;&quot;A&quot;;IF([.K36]&gt;=90%;&quot;A-&quot;;IF([.K36]&gt;=86%;&quot;B+&quot;;IF([.K36]&gt;=83%;&quot;B&quot;;IF([.K36]&gt;=80%;&quot;B-&quot;;IF([.K36]&gt;=76%;&quot;C+&quot;;IF([.K36]&gt;=73%;&quot;C&quot;;IF([.K36]&gt;=70%;&quot;C-&quot;;IF([.K36]&gt;=66%;&quot;D+&quot;;IF([.K36]&gt;=63%;&quot;D&quot;;IF([.K36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2" office:value-type="string" calcext:value-type="string">
            <text:p>INST106 -- D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2" office:value-type="string" calcext:value-type="string">
            <text:p>INST141 -- Motor Control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0.88" calcext:value-type="percentage">
            <text:p>88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 office:value-type="float" office:value="1" calcext:value-type="float">
            <text:p>1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2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" calcext:value-type="float">
            <text:p>0.0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3" calcext:value-type="float">
            <text:p>3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41];[.K43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42])" office:value-type="percentage" office:value="0.88" calcext:value-type="percentage">
            <text:p>88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44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45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55] * [.K47]" office:value-type="percentage" office:value="-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56] * IF([.K48]&gt;1;[.K48]-1;0)" office:value-type="percentage" office:value="-0.02" calcext:value-type="percentage">
            <text:p>-2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57] * ([.K49]-[.M49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41];[.B43];[.B46];[.B4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51] * [.K51]) + ([.L52] * [.K52]) + ([.L53] * [.K53]) + ([.L54] * [.K54]) + [.K55] + [.K56] + [.K57] + [.K58])" office:value-type="percentage" office:value="0.983" calcext:value-type="percentage">
            <text:p>98.30%</text:p>
          </table:table-cell>
          <table:table-cell table:style-name="ce19" table:formula="of:=IF([.K59]&gt;=95%;&quot;A&quot;;IF([.K59]&gt;=90%;&quot;A-&quot;;IF([.K59]&gt;=86%;&quot;B+&quot;;IF([.K59]&gt;=83%;&quot;B&quot;;IF([.K59]&gt;=80%;&quot;B-&quot;;IF([.K59]&gt;=76%;&quot;C+&quot;;IF([.K59]&gt;=73%;&quot;C&quot;;IF([.K59]&gt;=70%;&quot;C-&quot;;IF([.K59]&gt;=66%;&quot;D+&quot;;IF([.K59]&gt;=63%;&quot;D&quot;;IF([.K59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44];[.B47];[.B50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52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62] * [.B54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63] * [.B55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2" office:value-type="string" calcext:value-type="string">
            <text:p>INST142 -- PLC Programming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64] * IF([.B56]&gt;1;[.B56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 office:value-type="float" office:value="1" calcext:value-type="float">
            <text:p>1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65] * ([.B57]-[.D57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 office:value-type="float" office:value="1" calcext:value-type="float">
            <text:p>1</text:p>
          </table:table-cell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59] * [.B59]) + ([.C60] * [.B60]) + ([.C61] * [.B61]) + [.B62] + [.B63] + [.B64] + [.B65] + [.B66])" office:value-type="string" office:string-value="" calcext:value-type="error">
            <text:p>#DIV/0!</text:p>
          </table:table-cell>
          <table:table-cell table:style-name="ce19" table:formula="of:=IF([.B67]&gt;=95%;&quot;A&quot;;IF([.B67]&gt;=90%;&quot;A-&quot;;IF([.B67]&gt;=86%;&quot;B+&quot;;IF([.B67]&gt;=83%;&quot;B&quot;;IF([.B67]&gt;=80%;&quot;B-&quot;;IF([.B67]&gt;=76%;&quot;C+&quot;;IF([.B67]&gt;=73%;&quot;C&quot;;IF([.B67]&gt;=70%;&quot;C-&quot;;IF([.B67]&gt;=66%;&quot;D+&quot;;IF([.B67]&gt;=63%;&quot;D&quot;;IF([.B67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 office:value-type="percentage" office:value="1" calcext:value-type="percentage">
            <text:p>100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(%) =</text:p>
          </table:table-cell>
          <table:table-cell table:style-name="ce8" office:value-type="percentage" office:value="1.05" calcext:value-type="percentage">
            <text:p>105.0%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zes failed (out of 12) =</text:p>
          </table:table-cell>
          <table:table-cell table:style-name="ce9" office:value-type="float" office:value="0.5" calcext:value-type="float">
            <text:p>0.5</text:p>
          </table:table-cell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0 -- AC 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 office:value-type="float" office:value="5" calcext:value-type="float">
            <text:p>5</text:p>
          </table:table-cell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 office:value-type="float" office:value="0" calcext:value-type="float">
            <text:p>0</text:p>
          </table:table-cell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64];[.K66])=1;1;0)" office:value-type="float" office:value="1" calcext:value-type="float">
            <text:p>1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65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67])" office:value-type="percentage" office:value="1" calcext:value-type="percentage">
            <text:p>100.0%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68])" office:value-type="percentage" office:value="1.05" calcext:value-type="percentage">
            <text:p>105.0%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Quiz deduction =</text:p>
          </table:table-cell>
          <table:table-cell table:style-name="ce12" table:formula="of:=[.L78] * [.K70]" office:value-type="percentage" office:value="-0.005" calcext:value-type="percentage">
            <text:p>-0.5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79] * IF([.K71]&gt;1;[.K71]-1;0)" office:value-type="percentage" office:value="-0.04" calcext:value-type="percentage">
            <text:p>-4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80] * ([.K72]-[.M72])" office:value-type="percentage" office:value="-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74] * [.K74]) + ([.L75] * [.K75]) + ([.L76] * [.K76]) + ([.L77] * [.K77]) + [.K78] + [.K79] + [.K80] + [.K81])" office:value-type="percentage" office:value="0.97" calcext:value-type="percentage">
            <text:p>97.00%</text:p>
          </table:table-cell>
          <table:table-cell table:style-name="ce19" table:formula="of:=IF([.K82]&gt;=95%;&quot;A&quot;;IF([.K82]&gt;=90%;&quot;A-&quot;;IF([.K82]&gt;=86%;&quot;B+&quot;;IF([.K82]&gt;=83%;&quot;B&quot;;IF([.K82]&gt;=80%;&quot;B-&quot;;IF([.K82]&gt;=76%;&quot;C+&quot;;IF([.K82]&gt;=73%;&quot;C&quot;;IF([.K82]&gt;=70%;&quot;C-&quot;;IF([.K82]&gt;=66%;&quot;D+&quot;;IF([.K82]&gt;=63%;&quot;D&quot;;IF([.K82]&gt;=60%;&quot;D-&quot;;&quot;F&quot;)))))))))))" office:value-type="string" office:string-value="A" calcext:value-type="string">
            <text:p>A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Troubleshooting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4"/>
          <table:table-cell table:style-name="ce2" office:value-type="string" calcext:value-type="string">
            <text:p>INST143 -- PLC Systems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1010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4"/>
          <table:table-cell table:style-name="ce3" office:value-type="string" calcext:value-type="string">
            <text:p>Lab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4"/>
          <table:table-cell table:style-name="ce3" office:value-type="string" calcext:value-type="string">
            <text:p>Lab score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Mastery exam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72];[.B74];[.B77];[.B80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Mastery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75];[.B78];[.B8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Proportional exam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83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93] * [.B85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Quizzes failed (out of 10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94] * [.B86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95] * IF([.B87]&gt;1;[.B87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4"/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96] * ([.B88]-[.D88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4"/>
          <table:table-cell table:style-name="ce4" table:number-columns-repeated="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4"/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K87];[.K89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90] * [.B90]) + ([.C91] * [.B91]) + ([.C92] * [.B92]) + [.B93] + [.B94] + [.B95] + [.B96] + [.B97])" office:value-type="string" office:string-value="" calcext:value-type="error">
            <text:p>#DIV/0!</text:p>
          </table:table-cell>
          <table:table-cell table:style-name="ce19" table:formula="of:=IF([.B98]&gt;=95%;&quot;A&quot;;IF([.B98]&gt;=90%;&quot;A-&quot;;IF([.B98]&gt;=86%;&quot;B+&quot;;IF([.B98]&gt;=83%;&quot;B&quot;;IF([.B98]&gt;=80%;&quot;B-&quot;;IF([.B98]&gt;=76%;&quot;C+&quot;;IF([.B98]&gt;=73%;&quot;C&quot;;IF([.B98]&gt;=70%;&quot;C-&quot;;IF([.B98]&gt;=66%;&quot;D+&quot;;IF([.B98]&gt;=63%;&quot;D&quot;;IF([.B98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4"/>
          <table:table-cell table:style-name="ce5" office:value-type="string" calcext:value-type="string">
            <text:p>Lab score average =</text:p>
          </table:table-cell>
          <table:table-cell table:style-name="ce12" table:formula="of:=AVERAGE([.K88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Mastery exam score average =</text:p>
          </table:table-cell>
          <table:table-cell table:style-name="ce11" table:formula="of:=AVERAGE([.K90])" office:value-type="string" office:string-value="" calcext:value-type="error">
            <text:p>#DIV/0!</text:p>
          </table:table-cell>
          <table:table-cell table:style-name="ce17" office:value-type="percentage" office:value="0.1" calcext:value-type="percentage">
            <text:p>1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K91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number-columns-repeated="9"/>
          <table:table-cell table:style-name="ce5" office:value-type="string" calcext:value-type="string">
            <text:p>Quiz deduction =</text:p>
          </table:table-cell>
          <table:table-cell table:style-name="ce12" table:formula="of:=[.L101] * [.K93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2" office:value-type="string" calcext:value-type="string">
            <text:p>INST115 -- AC II</text:p>
          </table:table-cell>
          <table:table-cell table:style-name="ce4" table:number-columns-repeated="3"/>
          <table:table-cell table:style-name="ce16" office:value-type="string" calcext:value-type="string">
            <text:p>Comments</text:p>
          </table:table-cell>
          <table:table-cell table:number-columns-repeated="4"/>
          <table:table-cell table:style-name="ce5" office:value-type="string" calcext:value-type="string">
            <text:p>Late arrival deduction =</text:p>
          </table:table-cell>
          <table:table-cell table:style-name="ce13" table:formula="of:=[.L102] * IF([.K94]&gt;1;[.K94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3" office:value-type="string" calcext:value-type="string">
            <text:p>Lab Mastery objectives complete (0/1)=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4"/>
          <table:table-cell table:style-name="ce5" office:value-type="string" calcext:value-type="string">
            <text:p>Absence hours deduction =</text:p>
          </table:table-cell>
          <table:table-cell table:style-name="ce13" table:formula="of:=[.L103] * ([.K95]-[.M95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0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4"/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Mastery exam Question #1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4"/>
          <table:table-cell table:style-name="ce6" office:value-type="string" calcext:value-type="string">
            <text:p>Final grade =</text:p>
          </table:table-cell>
          <table:table-cell table:style-name="ce15" table:formula="of:=(([.L97] * [.K97]) + ([.L98] * [.K98]) + ([.L99] * [.K99]) + ([.L100] * [.K100]) + [.K101] + [.K102] + [.K103] + [.K104])" office:value-type="string" office:string-value="" calcext:value-type="error">
            <text:p>#DIV/0!</text:p>
          </table:table-cell>
          <table:table-cell table:style-name="ce19" table:formula="of:=IF([.K105]&gt;=95%;&quot;A&quot;;IF([.K105]&gt;=90%;&quot;A-&quot;;IF([.K105]&gt;=86%;&quot;B+&quot;;IF([.K105]&gt;=83%;&quot;B&quot;;IF([.K105]&gt;=80%;&quot;B-&quot;;IF([.K105]&gt;=76%;&quot;C+&quot;;IF([.K105]&gt;=73%;&quot;C&quot;;IF([.K105]&gt;=70%;&quot;C-&quot;;IF([.K105]&gt;=66%;&quot;D+&quot;;IF([.K105]&gt;=63%;&quot;D&quot;;IF([.K105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0"/>
        </table:table-row>
        <table:table-row table:style-name="ro1">
          <table:table-cell table:style-name="ce5" office:value-type="string" calcext:value-type="string">
            <text:p>Proportional exam #1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2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2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exam Question #3 pass (0/1) =</text:p>
          </table:table-cell>
          <table:table-cell table:style-name="ce7"/>
          <table:table-cell table:style-name="ce5" office:value-type="string" calcext:value-type="string">
            <text:p>Attempts =</text:p>
          </table:table-cell>
          <table:table-cell table:style-name="ce7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#3 score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(%) =</text:p>
          </table:table-cell>
          <table:table-cell table:style-name="ce8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Penalty = </text:p>
          </table:table-cell>
          <table:table-cell table:style-name="ce7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zes failed (out of 32) =</text:p>
          </table:table-cell>
          <table:table-cell table:style-name="ce9"/>
          <table:table-cell table:style-name="ce4" table:number-columns-repeated="2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# of late arrivals =</text:p>
          </table:table-cell>
          <table:table-cell table:style-name="ce7"/>
          <table:table-cell table:style-name="ce16"/>
          <table:table-cell table:style-name="ce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Hours absent =</text:p>
          </table:table-cell>
          <table:table-cell table:style-name="ce7"/>
          <table:table-cell table:style-name="ce5" office:value-type="string" calcext:value-type="string">
            <text:p>Sick hours =</text:p>
          </table:table-cell>
          <table:table-cell table:style-name="ce7" office:value-type="float" office:value="0" calcext:value-type="float">
            <text:p>0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4" table:number-columns-repeated="4"/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Mastery objectives complete (0/1) =</text:p>
          </table:table-cell>
          <table:table-cell table:style-name="ce10" table:formula="of:=IF(AVERAGE([.B103];[.B105];[.B108];[.B111])=1;1;0)" office:value-type="string" office:string-value="" calcext:value-type="error">
            <text:p>#DIV/0!</text:p>
          </table:table-cell>
          <table:table-cell table:style-name="ce17" office:value-type="percentage" office:value="0.5" calcext:value-type="percentage">
            <text:p>5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portional exam score average =</text:p>
          </table:table-cell>
          <table:table-cell table:style-name="ce11" table:formula="of:=AVERAGE([.B106];[.B109];[.B112])" office:value-type="string" office:string-value="" calcext:value-type="error">
            <text:p>#DIV/0!</text:p>
          </table:table-cell>
          <table:table-cell table:style-name="ce17" office:value-type="percentage" office:value="0.3" calcext:value-type="percentage">
            <text:p>3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Project =</text:p>
          </table:table-cell>
          <table:table-cell table:style-name="ce11" table:formula="of:=AVERAGE([.B114])" office:value-type="string" office:string-value="" calcext:value-type="error">
            <text:p>#DIV/0!</text:p>
          </table:table-cell>
          <table:table-cell table:style-name="ce17" office:value-type="percentage" office:value="0.2" calcext:value-type="percentage">
            <text:p>20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b Troubleshooting deduction =</text:p>
          </table:table-cell>
          <table:table-cell table:style-name="ce11" table:formula="of:=[.C124] * [.B116]" office:value-type="percentage" office:value="0" calcext:value-type="percentage">
            <text:p>0.0%</text:p>
          </table:table-cell>
          <table:table-cell table:style-name="ce17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Quiz deduction =</text:p>
          </table:table-cell>
          <table:table-cell table:style-name="ce12" table:formula="of:=[.C125] * [.B117]" office:value-type="percentage" office:value="0" calcext:value-type="percentage">
            <text:p>0.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Late arrival deduction =</text:p>
          </table:table-cell>
          <table:table-cell table:style-name="ce13" table:formula="of:=[.C126] * IF([.B118]&gt;1;[.B118]-1;0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 after 1st tardy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Absence hours deduction =</text:p>
          </table:table-cell>
          <table:table-cell table:style-name="ce13" table:formula="of:=[.C127] * ([.B119]-[.D119])" office:value-type="percentage" office:value="0" calcext:value-type="percentage">
            <text:p>0%</text:p>
          </table:table-cell>
          <table:table-cell table:style-name="ce18" office:value-type="percentage" office:value="-0.01" calcext:value-type="percentage">
            <text:p>-1%</text:p>
          </table:table-cell>
          <table:table-cell table:style-name="ce16" office:value-type="string" calcext:value-type="string">
            <text:p>weight</text:p>
          </table:table-cell>
          <table:table-cell table:style-name="ce20"/>
          <table:table-cell table:number-columns-repeated="1019"/>
        </table:table-row>
        <table:table-row table:style-name="ro1">
          <table:table-cell table:style-name="ce5" office:value-type="string" calcext:value-type="string">
            <text:p>Extra credit =</text:p>
          </table:table-cell>
          <table:table-cell table:style-name="ce14"/>
          <table:table-cell table:style-name="ce18"/>
          <table:table-cell table:style-name="ce16"/>
          <table:table-cell table:style-name="ce20"/>
          <table:table-cell table:number-columns-repeated="1019"/>
        </table:table-row>
        <table:table-row table:style-name="ro1">
          <table:table-cell table:style-name="ce6" office:value-type="string" calcext:value-type="string">
            <text:p>Final grade =</text:p>
          </table:table-cell>
          <table:table-cell table:style-name="ce15" table:formula="of:=(([.C121] * [.B121]) + ([.C122] * [.B122]) + ([.C123] * [.B123]) + [.B124] + [.B125] + [.B126] + [.B127] + [.B128])" office:value-type="string" office:string-value="" calcext:value-type="error">
            <text:p>#DIV/0!</text:p>
          </table:table-cell>
          <table:table-cell table:style-name="ce19" table:formula="of:=IF([.B129]&gt;=95%;&quot;A&quot;;IF([.B129]&gt;=90%;&quot;A-&quot;;IF([.B129]&gt;=86%;&quot;B+&quot;;IF([.B129]&gt;=83%;&quot;B&quot;;IF([.B129]&gt;=80%;&quot;B-&quot;;IF([.B129]&gt;=76%;&quot;C+&quot;;IF([.B129]&gt;=73%;&quot;C&quot;;IF([.B129]&gt;=70%;&quot;C-&quot;;IF([.B129]&gt;=66%;&quot;D+&quot;;IF([.B129]&gt;=63%;&quot;D&quot;;IF([.B129]&gt;=60%;&quot;D-&quot;;&quot;F&quot;)))))))))))" office:value-type="string" office:string-value="" calcext:value-type="error">
            <text:p>#DIV/0!</text:p>
          </table:table-cell>
          <table:table-cell table:style-name="ce4"/>
          <table:table-cell table:style-name="ce20"/>
          <table:table-cell table:number-columns-repeated="1019"/>
        </table:table-row>
        <table:table-row table:style-name="ro1" table:number-rows-repeated="10484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5">
      <number:number number:decimal-places="1" loext:min-decimal-places="1" number:min-integer-digits="1"/>
    </number:number-style>
    <number:percentage-style style:name="N126">
      <number:number number:decimal-places="1" loext:min-decimal-places="1" number:min-integer-digits="1"/>
      <number:text>%</number:text>
    </number:percentag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Percent" style:display-name="Excel Built-in Percent" style:family="table-cell" style:parent-style-name="Default" style:data-style-name="N10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6-06">00/00/0000</text:date>, <text:time style:data-style-name="N2" text:time-value="15:53:03.37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Template" style:display-name="PageStyle_Templa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ny Kuphaldt</meta:initial-creator>
    <meta:creation-date>2015-12-01T16:18:32</meta:creation-date>
    <dc:date>2018-06-06T15:54:06.292000000</dc:date>
    <meta:generator>LibreOffice/6.0.3.2$Windows_X86_64 LibreOffice_project/8f48d515416608e3a835360314dac7e47fd0b821</meta:generator>
    <meta:editing-duration>PT14M8S</meta:editing-duration>
    <meta:editing-cycles>7</meta:editing-cycles>
    <meta:document-statistic meta:table-count="1" meta:cell-count="418" meta:object-count="0"/>
    <meta:user-defined meta:name="AppVersion">16.0300</meta:user-defined>
    <meta:user-defined meta:name="Company">Bellingham Technical Colleg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